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adornments="Semibold" style:font-family-generic="swiss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306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7.217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outline1">
      <style:graphic-properties fo:min-height="5.009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 style:font-name="Purisa" style:text-underline-style="solid" style:text-underline-width="auto" style:text-underline-color="font-colo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urisa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2a6099" loext:opacity="100%" style:font-name="Purisa" style:text-underline-style="solid" style:text-underline-width="auto" style:text-underline-color="font-color"/>
    </style:style>
    <style:style style:name="T2" style:family="text">
      <style:text-properties style:font-name="Purisa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background-color="#ffff00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06cm" svg:x="1cm" svg:y="2cm" presentation:class="title" presentation:user-transformed="true">
          <draw:text-box>
            <text:p><text:span text:style-name="T1">Formulários no React</text:span></text:p>
          </draw:text-box>
        </draw:frame>
        <draw:frame presentation:style-name="pr2" draw:text-style-name="P3" draw:layer="layout" svg:width="26cm" svg:height="7.217cm" svg:x="1cm" svg:y="9.029cm" presentation:class="subtitle" presentation:user-transformed="true">
          <draw:text-box>
            <text:p>Você será capaz de:</text:p>
            <text:p/>
            <text:p text:style-name="P2">Criar formulários utilizando sintaxe JSX com as tags: input, textarea, select, form.</text:p>
            <text:p text:style-name="P2"/>
            <text:p text:style-name="P2">Transmitir informações de componentes filhos para componentes pais via callback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4"><text:span text:style-name="T2">Componentes controlados</text:span></text:p>
          </draw:text-box>
        </draw:frame>
        <draw:frame presentation:style-name="pr5" draw:text-style-name="P6" draw:layer="layout" svg:width="27cm" svg:height="10.5cm" svg:x="0.6cm" svg:y="3.7cm" presentation:class="outline" presentation:user-transformed="true">
          <draw:text-box>
            <text:list text:style-name="L2">
              <text:list-header>
                <text:p><text:span text:style-name="T3">Um componente controlado no React é uma tag que esta sendo utilizada no</text:span><text:span text:style-name="T4"> state</text:span><text:span text:style-name="T3"> e no </text:span><text:span text:style-name="T4">setState</text:span><text:span text:style-name="T3"> e em seus componentes chamamos a funcao no onChange(this.funcaoTah)</text:span></text:p>
                <text:p><text:span text:style-name="T3"/></text:p>
                <text:p><text:span text:style-name="T3"><text:s/></text:span><text:span text:style-name="T3">&lt;label&gt;</text:span></text:p>
                <text:p><text:span text:style-name="T3"><text:s text:c="9"/></text:span><text:span text:style-name="T3">Email:</text:span></text:p>
                <text:p><text:span text:style-name="T3">&lt;input name='email' type='email' value={this.state.email} </text:span><text:span text:style-name="T4">onChange={this.handleEmail} </text:span><text:span text:style-name="T3">&gt;&lt;/input&gt;</text:span></text:p>
                <text:p><text:span text:style-name="T3"><text:s/></text:span><text:span text:style-name="T3">&lt;/labe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4"><text:span text:style-name="T2">event handlers genéricos</text:span></text:p>
          </draw:text-box>
        </draw:frame>
        <draw:frame presentation:style-name="pr5" draw:text-style-name="P7" draw:layer="layout" svg:width="27cm" svg:height="10.5cm" svg:x="0.6cm" svg:y="3.7cm" presentation:class="outline" presentation:user-transformed="true">
          <draw:text-box>
            <text:list text:style-name="L2">
              <text:list-header>
                <text:p><text:span text:style-name="T3">forma de criarmos formulários 100% com componentes controlados é fazermos um </text:span><text:span text:style-name="T4">event handler</text:span><text:span text:style-name="T3"> genérico, capaz de atualizar o estado de todos os componentes com a mesma lógica.</text:span></text:p>
                <text:p><text:span text:style-name="T3"/></text:p>
              </text:list-header>
              <text:list-item>
                <text:p><text:span text:style-name="T3">O truque é o seguinte:</text:span></text:p>
              </text:list-item>
              <text:list-item>
                <text:p><text:span text:style-name="T5">Dê a cada elemento um nome que seja igual à respectiva chave no estado do componente</text:span></text:p>
              </text:list-item>
              <text:list-item>
                <text:p><text:span text:style-name="T5">No handler, recupere a partir do parâmetro event o nome do componente que disparou o evento e o valor associado ao disparo.</text:span></text:p>
              </text:list-item>
              <text:list-item>
                <text:p><text:span text:style-name="T5">Interpole o nome do componente como chave do estado numa sintaxe como a ac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4"><text:span text:style-name="T2">Deixando todo o código em componente controlado - exemplo</text:span></text:p>
          </draw:text-box>
        </draw:frame>
        <draw:frame presentation:style-name="pr5" draw:text-style-name="P7" draw:layer="layout" svg:width="27cm" svg:height="10.5cm" svg:x="0.9cm" svg:y="3.9cm" presentation:class="outline" presentation:user-transformed="true">
          <draw:text-box>
            <text:list text:style-name="L2">
              <text:list-header>
                <text:p><text:span text:style-name="T5">handleChange({ target }) {</text:span></text:p>
              </text:list-header>
              <text:list-item>
                <text:p><text:span text:style-name="T5"><text:s text:c="2"/></text:span><text:span text:style-name="T5">const { name } = target;</text:span></text:p>
              </text:list-item>
              <text:list-item>
                <text:p><text:span text:style-name="T5"><text:s text:c="2"/></text:span><text:span text:style-name="T5">const value = target.type === 'checkbox' ? target.checked : target.value;</text:span></text:p>
              </text:list-item>
              <text:list-item>
                <text:p><text:span text:style-name="T5"/></text:p>
              </text:list-item>
              <text:list-item>
                <text:p><text:span text:style-name="T5"><text:s text:c="2"/></text:span><text:span text:style-name="T5">this.setState({</text:span></text:p>
              </text:list-item>
              <text:list-item>
                <text:p><text:span text:style-name="T5"><text:s text:c="4"/></text:span><text:span text:style-name="T5">[name]: value,</text:span></text:p>
              </text:list-item>
              <text:list-item>
                <text:p><text:span text:style-name="T5"><text:s text:c="2"/></text:span><text:span text:style-name="T5">});</text:span></text:p>
              </text:list-item>
              <text:list-item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4"><text:span text:style-name="T2">Mais informações – exemplo - adc arquivo</text:span></text:p>
          </draw:text-box>
        </draw:frame>
        <draw:frame presentation:style-name="pr5" draw:text-style-name="P7" draw:layer="layout" svg:width="27cm" svg:height="11.1cm" svg:x="0.4cm" svg:y="3.6cm" presentation:class="outline" presentation:user-transformed="true">
          <draw:text-box>
            <text:list text:style-name="L2">
              <text:list-header>
                <text:p><text:span text:style-name="T5">5 - Busque na documentação de React acerca de formulários como se deve adicionar um input para arquivos . Acrescente um ao seu formulário.</text:span></text:p>
              </text:list-header>
              <text:list-item>
                <text:p><text:span text:style-name="T5"><text:s text:c="12"/></text:span><text:span text:style-name="T5">&lt;label htmlFor="terms"&gt;</text:span></text:p>
              </text:list-item>
              <text:list-item>
                <text:p><text:span text:style-name="T5"><text:s text:c="14"/></text:span><text:span text:style-name="T5">&lt;input</text:span></text:p>
              </text:list-item>
              <text:list-item>
                <text:p><text:span text:style-name="T5"><text:s text:c="16"/></text:span><text:span text:style-name="T5">id="terms"</text:span></text:p>
              </text:list-item>
              <text:list-item>
                <text:p><text:span text:style-name="T5"><text:s text:c="16"/></text:span><text:span text:style-name="T5">type="checkbox"</text:span></text:p>
              </text:list-item>
              <text:list-item>
                <text:p><text:span text:style-name="T5"><text:s text:c="16"/></text:span><text:span text:style-name="T5">name="terms"</text:span></text:p>
              </text:list-item>
              <text:list-item>
                <text:p><text:span text:style-name="T5"><text:s text:c="16"/></text:span><text:span text:style-name="T5">onChange={ this.handleChange }</text:span></text:p>
              </text:list-item>
              <text:list-item>
                <text:p><text:span text:style-name="T5"><text:s text:c="16"/></text:span><text:span text:style-name="T5">value={ terms }</text:span></text:p>
              </text:list-item>
              <text:list-item>
                <text:p><text:span text:style-name="T5"><text:s text:c="14"/></text:span><text:span text:style-name="T5">/&gt;</text:span></text:p>
              </text:list-item>
              <text:list-item>
                <text:p><text:span text:style-name="T5"><text:s text:c="14"/></text:span><text:span text:style-name="T5">Concordo com termos e acordos</text:span></text:p>
              </text:list-item>
              <text:list-item>
                <text:p><text:span text:style-name="T5"><text:s text:c="12"/></text:span><text:span text:style-name="T5">&lt;/label&gt;</text:span></text:p>
              </text:list-item>
              <text:list-item>
                <text:p><text:span text:style-name="T5"><text:s text:c="7"/></text:span><text:span text:style-name="T6"><text:s text:c="5"/></text:span><text:span text:style-name="T6">&lt;input type="file" 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5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 text:style-name="P4"><text:span text:style-name="T2">Mais informações – exemplo - fieldset</text:span></text:p>
          </draw:text-box>
        </draw:frame>
        <draw:frame presentation:style-name="pr5" draw:text-style-name="P7" draw:layer="layout" svg:width="12.687cm" svg:height="3.575cm" svg:x="0.6cm" svg:y="3.425cm" presentation:class="outline" presentation:user-transformed="true">
          <draw:text-box>
            <text:list text:style-name="L2">
              <text:list-header>
                <text:p><text:span text:style-name="T5">6 - Encapsule alguns dos seus campos num fieldset. Entenda como ele funciona lendo uma documentação.</text:span></text:p>
              </text:list-header>
            </text:list>
          </draw:text-box>
        </draw:frame>
        <draw:frame presentation:style-name="pr7" draw:text-style-name="P8" draw:layer="layout" svg:width="12.687cm" svg:height="10.5cm" svg:x="14.322cm" svg:y="4.125cm" presentation:class="outline">
          <draw:text-box>
            <text:list text:style-name="L2">
              <text:list-item>
                <text:p><text:span text:style-name="T7">&lt;option value=""&gt;Selecione&lt;/option&gt;</text:span></text:p>
              </text:list-item>
              <text:list-item>
                <text:p><text:span text:style-name="T7">&lt;option value="adult"&gt;Maior que 18&lt;/option&gt;</text:span></text:p>
              </text:list-item>
              <text:list-item>
                <text:p><text:span text:style-name="T7"/></text:p>
              </text:list-item>
              <text:list-item>
                <text:p><text:span text:style-name="T7">&lt;option value="underage"&gt;Menor que 18&lt;/option&gt;</text:span></text:p>
              </text:list-item>
              <text:list-item>
                <text:p><text:span text:style-name="T7"><text:s/></text:span><text:span text:style-name="T7">&lt;/select&gt;</text:span></text:p>
              </text:list-item>
              <text:list-item>
                <text:p><text:span text:style-name="T7"><text:s text:c="2"/></text:span><text:span text:style-name="T7">&lt;/label&gt;</text:span></text:p>
              </text:list-item>
              <text:list-item>
                <text:p><text:span text:style-name="T7"><text:s text:c="6"/></text:span><text:span text:style-name="T7">);</text:span></text:p>
              </text:list-item>
              <text:list-item>
                <text:p><text:span text:style-name="T7"><text:s text:c="4"/></text:span><text:span text:style-name="T7">}</text:span></text:p>
              </text:list-item>
            </text:list>
          </draw:text-box>
        </draw:frame>
        <draw:frame presentation:style-name="pr8" draw:text-style-name="P6" draw:layer="layout" svg:width="12.687cm" svg:height="8cm" svg:x="0.813cm" svg:y="7cm" presentation:class="outline" presentation:user-transformed="true">
          <draw:text-box>
            <text:list text:style-name="L2">
              <text:list-item>
                <text:p><text:s text:c="4"/>renderSelectInput() {</text:p>
              </text:list-item>
              <text:list-item>
                <text:p><text:s text:c="6"/>const { age } = this.state;</text:p>
              </text:list-item>
              <text:list-item>
                <text:p/>
              </text:list-item>
              <text:list-item>
                <text:p><text:s text:c="6"/>return (</text:p>
              </text:list-item>
              <text:list-item>
                <text:p><text:s text:c="8"/>&lt;label htmlFor="age"&gt;</text:p>
              </text:list-item>
              <text:list-item>
                <text:p><text:s text:c="10"/>Idade:</text:p>
              </text:list-item>
              <text:list-item>
                <text:p><text:s text:c="10"/>&lt;select</text:p>
              </text:list-item>
              <text:list-item>
                <text:p><text:s text:c="12"/>id="age"</text:p>
              </text:list-item>
              <text:list-item>
                <text:p><text:s text:c="12"/>name="age"</text:p>
              </text:list-item>
              <text:list-item>
                <text:p><text:s text:c="12"/>onChange={ this.handleChange }</text:p>
              </text:list-item>
              <text:list-item>
                <text:p><text:s text:c="12"/>value={ age }</text:p>
              </text:list-item>
              <text:list-item>
                <text:p><text:s text:c="10"/>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 text:style-name="P4"><text:span text:style-name="T2">Transmitindo informações de componente filho para componente pai</text:span></text:p>
          </draw:text-box>
        </draw:frame>
        <draw:frame presentation:style-name="pr5" draw:text-style-name="P7" draw:layer="layout" svg:width="26cm" svg:height="10.5cm" svg:x="1cm" svg:y="4.125cm" presentation:class="outline">
          <draw:text-box>
            <text:list text:style-name="L2">
              <text:list-header>
                <text:p><text:span text:style-name="T5">O componente pai detém o Estado e controla completamente como ele será atualizado. Isso significa que as funções que manipularão o estado devem ser declaradas sempre nele mesmo.</text:span></text:p>
                <text:p><text:span text:style-name="T5"/></text:p>
              </text:list-header>
              <text:list-item>
                <text:p><text:span text:style-name="T5">Quando algum componente filho deve passar alguma informação ao componente pai, ele deve receber como props a função que atualiza o estado do pai e dar a ela, como parâmetro, a informação pedida.</text:span></text:p>
                <text:p><text:span text:style-name="T5"/></text:p>
              </text:list-item>
              <text:list-item>
                <text:p><text:span text:style-name="T5">A informação transmitida dessa forma será inserida no estado do componente pa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text-style-name="P10" draw:layer="layout" svg:width="22cm" svg:height="4.5cm" svg:x="3.6cm" svg:y="-0.5cm" presentation:class="title" presentation:user-transformed="true">
          <draw:text-box>
            <text:p text:style-name="P9"><text:span text:style-name="T8"><text:a xlink:href="https://pt-br.reactjs.org/docs/forms.html" xlink:type="simple">https://pt-br.reactjs.org/docs/forms.html</text:a></text:span><text:span text:style-name="T8"><text:line-break/></text:span><text:span text:style-name="T8"><text:line-break/></text:span><text:span text:style-name="T8">https://javascript.plainenglish.io/</text:span><text:span text:style-name="T8">declaring-event-handlers-</text:span><text:span text:style-name="T8">d63b17e170d9?gi=4a3d40014c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adornments="Semibold" style:font-family-generic="swiss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8:33:07.389324668</meta:creation-date>
    <meta:editing-duration>PT1H20M6S</meta:editing-duration>
    <meta:editing-cycles>15</meta:editing-cycles>
    <meta:generator>LibreOffice/7.3.5.2$Linux_X86_64 LibreOffice_project/30$Build-2</meta:generator>
    <dc:title>Midnightblue</dc:title>
    <dc:date>2022-09-01T21:45:30.849445936</dc:date>
    <meta:document-statistic meta:object-count="83"/>
  </office:meta>
</office:document-meta>
</file>